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ccelerometer</text:p>
          </table:table-cell>
          <table:table-cell table:number-columns-repeated="4"/>
          <table:table-cell table:style-name="ce1" office:value-type="string" calcext:value-type="string">
            <text:p>G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-0.27241" calcext:value-type="float">
            <text:p>-0.27241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10.02458" calcext:value-type="float">
            <text:p>10.0245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31" calcext:value-type="float">
            <text:p>0.13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-0.01008" calcext:value-type="float">
            <text:p>-0.0100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-0.24517" calcext:value-type="float">
            <text:p>-0.24517</text:p>
          </table:table-cell>
          <table:table-cell office:value-type="float" office:value="0.1362" calcext:value-type="float">
            <text:p>0.1362</text:p>
          </table:table-cell>
          <table:table-cell office:value-type="float" office:value="10.05182" calcext:value-type="float">
            <text:p>10.0518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436" calcext:value-type="float">
            <text:p>0.436</text:p>
          </table:table-cell>
          <table:table-cell office:value-type="float" office:value="-0.00092" calcext:value-type="float">
            <text:p>-0.00092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-0.00764" calcext:value-type="float">
            <text:p>-0.00764</text:p>
          </table:table-cell>
        </table:table-row>
        <table:table-row table:style-name="ro1">
          <table:table-cell table:number-columns-repeated="5"/>
          <table:table-cell office:value-type="float" office:value="0.588" calcext:value-type="float">
            <text:p>0.588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-0.01038" calcext:value-type="float">
            <text:p>-0.01038</text:p>
          </table:table-cell>
        </table:table-row>
        <table:table-row table:style-name="ro1">
          <table:table-cell table:number-columns-repeated="5"/>
          <table:table-cell office:value-type="float" office:value="0.741" calcext:value-type="float">
            <text:p>0.741</text:p>
          </table:table-cell>
          <table:table-cell office:value-type="float" office:value="-0.00367" calcext:value-type="float">
            <text:p>-0.00367</text:p>
          </table:table-cell>
          <table:table-cell office:value-type="float" office:value="-0.02718" calcext:value-type="float">
            <text:p>-0.02718</text:p>
          </table:table-cell>
          <table:table-cell office:value-type="float" office:value="-0.01161" calcext:value-type="float">
            <text:p>-0.01161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-0.24517" calcext:value-type="float">
            <text:p>-0.24517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10.14716" calcext:value-type="float">
            <text:p>10.14716</text:p>
          </table:table-cell>
          <table:table-cell table:number-columns-repeated="5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-0.19068" calcext:value-type="float">
            <text:p>-0.19068</text:p>
          </table:table-cell>
          <table:table-cell office:value-type="float" office:value="0.1362" calcext:value-type="float">
            <text:p>0.1362</text:p>
          </table:table-cell>
          <table:table-cell office:value-type="float" office:value="10.05182" calcext:value-type="float">
            <text:p>10.0518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.046" calcext:value-type="float">
            <text:p>1.046</text:p>
          </table:table-cell>
          <table:table-cell office:value-type="float" office:value="-0.09774" calcext:value-type="float">
            <text:p>-0.09774</text:p>
          </table:table-cell>
          <table:table-cell office:value-type="float" office:value="-0.58979" calcext:value-type="float">
            <text:p>-0.58979</text:p>
          </table:table-cell>
          <table:table-cell office:value-type="float" office:value="-0.00825" calcext:value-type="float">
            <text:p>-0.00825</text:p>
          </table:table-cell>
        </table:table-row>
        <table:table-row table:style-name="ro1">
          <table:table-cell table:number-columns-repeated="5"/>
          <table:table-cell office:value-type="float" office:value="1.198" calcext:value-type="float">
            <text:p>1.198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-0.33689" calcext:value-type="float">
            <text:p>-0.33689</text:p>
          </table:table-cell>
          <table:table-cell office:value-type="float" office:value="-0.00641" calcext:value-type="float">
            <text:p>-0.00641</text:p>
          </table:table-cell>
        </table:table-row>
        <table:table-row table:style-name="ro1">
          <table:table-cell table:number-columns-repeated="5"/>
          <table:table-cell office:value-type="float" office:value="1.352" calcext:value-type="float">
            <text:p>1.352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-0.73762" calcext:value-type="float">
            <text:p>-0.73762</text:p>
          </table:table-cell>
          <table:table-cell office:value-type="float" office:value="0.02199" calcext:value-type="float">
            <text:p>0.02199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1.11687" calcext:value-type="float">
            <text:p>1.11687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10.11992" calcext:value-type="float">
            <text:p>10.1199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.656" calcext:value-type="float">
            <text:p>1.656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-0.7758" calcext:value-type="float">
            <text:p>-0.7758</text:p>
          </table:table-cell>
          <table:table-cell office:value-type="float" office:value="-0.02627" calcext:value-type="float">
            <text:p>-0.02627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3.73198" calcext:value-type="float">
            <text:p>3.73198</text:p>
          </table:table-cell>
          <table:table-cell office:value-type="float" office:value="-0.01362" calcext:value-type="float">
            <text:p>-0.01362</text:p>
          </table:table-cell>
          <table:table-cell office:value-type="float" office:value="9.11201" calcext:value-type="float">
            <text:p>9.1120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.808" calcext:value-type="float">
            <text:p>1.808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-1.10536" calcext:value-type="float">
            <text:p>-1.10536</text:p>
          </table:table-cell>
          <table:table-cell office:value-type="float" office:value="-0.02932" calcext:value-type="float">
            <text:p>-0.02932</text:p>
          </table:table-cell>
        </table:table-row>
        <table:table-row table:style-name="ro1">
          <table:table-cell table:number-columns-repeated="5"/>
          <table:table-cell office:value-type="float" office:value="1.96" calcext:value-type="float">
            <text:p>1.96</text:p>
          </table:table-cell>
          <table:table-cell office:value-type="float" office:value="-0.00458" calcext:value-type="float">
            <text:p>-0.00458</text:p>
          </table:table-cell>
          <table:table-cell office:value-type="float" office:value="-1.11605" calcext:value-type="float">
            <text:p>-1.11605</text:p>
          </table:table-cell>
          <table:table-cell office:value-type="float" office:value="-0.02443" calcext:value-type="float">
            <text:p>-0.02443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5.16211" calcext:value-type="float">
            <text:p>5.16211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8.37651" calcext:value-type="float">
            <text:p>8.37651</text:p>
          </table:table-cell>
          <table:table-cell table:number-columns-repeated="5"/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6.55139" calcext:value-type="float">
            <text:p>6.55139</text:p>
          </table:table-cell>
          <table:table-cell office:value-type="float" office:value="-0.04086" calcext:value-type="float">
            <text:p>-0.04086</text:p>
          </table:table-cell>
          <table:table-cell office:value-type="float" office:value="7.35499" calcext:value-type="float">
            <text:p>7.3549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.266" calcext:value-type="float">
            <text:p>2.266</text:p>
          </table:table-cell>
          <table:table-cell office:value-type="float" office:value="-0.01313" calcext:value-type="float">
            <text:p>-0.01313</text:p>
          </table:table-cell>
          <table:table-cell office:value-type="float" office:value="-0.36896" calcext:value-type="float">
            <text:p>-0.36896</text:p>
          </table:table-cell>
          <table:table-cell office:value-type="float" office:value="-0.02749" calcext:value-type="float">
            <text:p>-0.02749</text:p>
          </table:table-cell>
        </table:table-row>
        <table:table-row table:style-name="ro1">
          <table:table-cell office:value-type="float" office:value="2.399" calcext:value-type="float">
            <text:p>2.399</text:p>
          </table:table-cell>
          <table:table-cell office:value-type="float" office:value="7.42309" calcext:value-type="float">
            <text:p>7.42309</text:p>
          </table:table-cell>
          <table:table-cell office:value-type="float" office:value="-0.04086" calcext:value-type="float">
            <text:p>-0.04086</text:p>
          </table:table-cell>
          <table:table-cell office:value-type="float" office:value="6.27898" calcext:value-type="float">
            <text:p>6.2789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.483" calcext:value-type="float">
            <text:p>2.483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0.19181" calcext:value-type="float">
            <text:p>0.19181</text:p>
          </table:table-cell>
          <table:table-cell office:value-type="float" office:value="-0.01069" calcext:value-type="float">
            <text:p>-0.01069</text:p>
          </table:table-cell>
        </table:table-row>
        <table:table-row table:style-name="ro1">
          <table:table-cell office:value-type="float" office:value="2.567" calcext:value-type="float">
            <text:p>2.567</text:p>
          </table:table-cell>
          <table:table-cell office:value-type="float" office:value="7.72274" calcext:value-type="float">
            <text:p>7.72274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5.96571" calcext:value-type="float">
            <text:p>5.965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-0.00519" calcext:value-type="float">
            <text:p>-0.0051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7.77722" calcext:value-type="float">
            <text:p>7.77722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5.76141" calcext:value-type="float">
            <text:p>5.761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.875" calcext:value-type="float">
            <text:p>2.875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54092" calcext:value-type="float">
            <text:p>0.54092</text:p>
          </table:table-cell>
          <table:table-cell office:value-type="float" office:value="-0.00305" calcext:value-type="float">
            <text:p>-0.00305</text:p>
          </table:table-cell>
        </table:table-row>
        <table:table-row table:style-name="ro1">
          <table:table-cell office:value-type="float" office:value="2.966" calcext:value-type="float">
            <text:p>2.966</text:p>
          </table:table-cell>
          <table:table-cell office:value-type="float" office:value="7.34137" calcext:value-type="float">
            <text:p>7.34137</text:p>
          </table:table-cell>
          <table:table-cell office:value-type="float" office:value="-0.02724" calcext:value-type="float">
            <text:p>-0.02724</text:p>
          </table:table-cell>
          <table:table-cell office:value-type="float" office:value="6.18364" calcext:value-type="float">
            <text:p>6.183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.028" calcext:value-type="float">
            <text:p>3.028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1.35948" calcext:value-type="float">
            <text:p>1.35948</text:p>
          </table:table-cell>
          <table:table-cell office:value-type="float" office:value="0.00183" calcext:value-type="float">
            <text:p>0.00183</text:p>
          </table:table-cell>
        </table:table-row>
        <table:table-row table:style-name="ro1">
          <table:table-cell office:value-type="float" office:value="3.166" calcext:value-type="float">
            <text:p>3.166</text:p>
          </table:table-cell>
          <table:table-cell office:value-type="float" office:value="5.66606" calcext:value-type="float">
            <text:p>5.66606</text:p>
          </table:table-cell>
          <table:table-cell office:value-type="float" office:value="-0.01362" calcext:value-type="float">
            <text:p>-0.01362</text:p>
          </table:table-cell>
          <table:table-cell office:value-type="float" office:value="7.70912" calcext:value-type="float">
            <text:p>7.709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.208" calcext:value-type="float">
            <text:p>3.208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1.78892" calcext:value-type="float">
            <text:p>1.78892</text:p>
          </table:table-cell>
          <table:table-cell office:value-type="float" office:value="0.01863" calcext:value-type="float">
            <text:p>0.01863</text:p>
          </table:table-cell>
        </table:table-row>
        <table:table-row table:style-name="ro1">
          <table:table-cell table:number-columns-repeated="5"/>
          <table:table-cell office:value-type="float" office:value="3.333" calcext:value-type="float">
            <text:p>3.333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1.21287" calcext:value-type="float">
            <text:p>1.21287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.463" calcext:value-type="float">
            <text:p>3.463</text:p>
          </table:table-cell>
          <table:table-cell office:value-type="float" office:value="3.2825" calcext:value-type="float">
            <text:p>3.2825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9.15287" calcext:value-type="float">
            <text:p>9.15287</text:p>
          </table:table-cell>
          <table:table-cell table:number-columns-repeated="5"/>
        </table:table-row>
        <table:table-row table:style-name="ro1">
          <table:table-cell office:value-type="float" office:value="3.566" calcext:value-type="float">
            <text:p>3.566</text:p>
          </table:table-cell>
          <table:table-cell office:value-type="float" office:value="1.11687" calcext:value-type="float">
            <text:p>1.11687</text:p>
          </table:table-cell>
          <table:table-cell office:value-type="float" office:value="-0.01362" calcext:value-type="float">
            <text:p>-0.01362</text:p>
          </table:table-cell>
          <table:table-cell office:value-type="float" office:value="10.44681" calcext:value-type="float">
            <text:p>10.44681</text:p>
          </table:table-cell>
          <table:table-cell table:number-columns-repeated="5"/>
        </table:table-row>
        <table:table-row table:style-name="ro1">
          <table:table-cell office:value-type="float" office:value="3.771" calcext:value-type="float">
            <text:p>3.771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10.21526" calcext:value-type="float">
            <text:p>10.2152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.638" calcext:value-type="float">
            <text:p>3.638</text:p>
          </table:table-cell>
          <table:table-cell office:value-type="float" office:value="0.03421" calcext:value-type="float">
            <text:p>0.03421</text:p>
          </table:table-cell>
          <table:table-cell office:value-type="float" office:value="0.37232" calcext:value-type="float">
            <text:p>0.37232</text:p>
          </table:table-cell>
          <table:table-cell office:value-type="float" office:value="-0.01344" calcext:value-type="float">
            <text:p>-0.01344</text:p>
          </table:table-cell>
        </table:table-row>
        <table:table-row table:style-name="ro1">
          <table:table-cell table:number-columns-repeated="5"/>
          <table:table-cell office:value-type="float" office:value="3.873" calcext:value-type="float">
            <text:p>3.87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-0.01069" calcext:value-type="float">
            <text:p>-0.01069</text:p>
          </table:table-cell>
        </table:table-row>
        <table:table-row table:style-name="ro1">
          <table:table-cell table:number-columns-repeated="5"/>
          <table:table-cell office:value-type="float" office:value="3.943" calcext:value-type="float">
            <text:p>3.94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-0.01008" calcext:value-type="float">
            <text:p>-0.01008</text:p>
          </table:table-cell>
        </table:table-row>
        <table:table-row table:style-name="ro1">
          <table:table-cell office:value-type="float" office:value="4.237" calcext:value-type="float">
            <text:p>4.237</text:p>
          </table:table-cell>
          <table:table-cell office:value-type="float" office:value="-0.24517" calcext:value-type="float">
            <text:p>-0.24517</text:p>
          </table:table-cell>
          <table:table-cell office:value-type="float" office:value="0.10896" calcext:value-type="float">
            <text:p>0.10896</text:p>
          </table:table-cell>
          <table:table-cell office:value-type="float" office:value="10.11992" calcext:value-type="float">
            <text:p>10.1199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.379" calcext:value-type="float">
            <text:p>4.379</text:p>
          </table:table-cell>
          <table:table-cell office:value-type="float" office:value="-0.00153" calcext:value-type="float">
            <text:p>-0.00153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-0.01069" calcext:value-type="float">
            <text:p>-0.01069</text:p>
          </table:table-cell>
        </table:table-row>
        <table:table-row table:style-name="ro1">
          <table:table-cell office:value-type="float" office:value="4.384" calcext:value-type="float">
            <text:p>4.384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10.02458" calcext:value-type="float">
            <text:p>10.0245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.421" calcext:value-type="float">
            <text:p>4.42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-0.01405" calcext:value-type="float">
            <text:p>-0.01405</text:p>
          </table:table-cell>
        </table:table-row>
        <table:table-row table:style-name="ro1">
          <table:table-cell table:number-columns-repeated="5"/>
          <table:table-cell office:value-type="float" office:value="4.553" calcext:value-type="float">
            <text:p>4.553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-0.11942" calcext:value-type="float">
            <text:p>-0.11942</text:p>
          </table:table-cell>
          <table:table-cell office:value-type="float" office:value="-0.01161" calcext:value-type="float">
            <text:p>-0.0116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21793" calcext:value-type="float">
            <text:p>0.21793</text:p>
          </table:table-cell>
          <table:table-cell office:value-type="float" office:value="10.16078" calcext:value-type="float">
            <text:p>10.1607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5:21:24.516920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8T16:40:20.226014959</dc:date>
    <meta:generator>LibreOffice/4.2.6.3$Linux_X86_64 LibreOffice_project/420m0$Build-3</meta:generator>
    <meta:editing-duration>PT1H7M18S</meta:editing-duration>
    <meta:editing-cycles>2</meta:editing-cycles>
    <meta:document-statistic meta:table-count="1" meta:cell-count="186" meta:object-count="0"/>
  </office:meta>
</office:document-meta>
</file>